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akType Naskh Basic" svg:font-family="'PakType Naskh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1.298cm"/>
    </style:style>
    <style:style style:name="Table1.C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7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1.298cm"/>
    </style:style>
    <style:style style:name="Table2.C" style:family="table-column">
      <style:table-column-properties style:column-width="4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5.36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akType Naskh Basic" fo:font-size="13pt" fo:font-style="italic" fo:font-weight="normal" officeooo:rsid="000a37f2" officeooo:paragraph-rsid="000a37f2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PakType Naskh Basic" fo:font-size="14pt" fo:font-style="normal" fo:font-weight="bold" officeooo:rsid="000a37f2" officeooo:paragraph-rsid="000a37f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ad14f" officeooo:paragraph-rsid="000ad14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d5773" officeooo:paragraph-rsid="00170382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PakType Naskh Basic" fo:font-size="13pt" fo:font-style="normal" fo:font-weight="normal" officeooo:rsid="000c9c5c" officeooo:paragraph-rsid="000c9c5c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PakType Naskh Basic" fo:font-size="13pt" fo:font-style="normal" fo:font-weight="bold" officeooo:rsid="000c9c5c" officeooo:paragraph-rsid="000c9c5c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PakType Naskh Basic" fo:font-size="13pt" fo:font-style="normal" fo:font-weight="bold" officeooo:rsid="0019b5c8" officeooo:paragraph-rsid="0019b5c8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PakType Naskh Basic" fo:font-size="12pt" fo:font-style="normal" fo:font-weight="bold" officeooo:rsid="0014b90a" officeooo:paragraph-rsid="0014b90a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bold" officeooo:rsid="000ad14f" officeooo:paragraph-rsid="000ad14f" style:font-size-asian="7.84999990463257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bold" officeooo:rsid="000ad14f" officeooo:paragraph-rsid="0014b90a" style:font-size-asian="7.84999990463257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normal" officeooo:rsid="000ad14f" officeooo:paragraph-rsid="000a37f2" style:font-size-asian="7.84999990463257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officeooo:rsid="00224df9" officeooo:paragraph-rsid="00224df9"/>
    </style:style>
    <style:style style:name="P13" style:family="paragraph" style:parent-style-name="Standard" style:master-page-name="">
      <loext:graphic-properties draw:fill="none"/>
      <style:paragraph-properties fo:margin-left="-0.7cm" fo:margin-right="-0.6cm" fo:text-align="center" style:justify-single-word="false" fo:text-indent="0cm" style:auto-text-indent="false" style:page-number="auto" fo:background-color="transparent"/>
      <style:text-properties style:font-name="PakType Naskh Basic" fo:font-size="14pt" fo:font-weight="bold" officeooo:rsid="00096da6" officeooo:paragraph-rsid="00096da6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0ad14f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14b90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PakType Naskh Basic" fo:font-size="13pt" fo:font-style="normal" fo:font-weight="normal" officeooo:rsid="00259f37" officeooo:paragraph-rsid="00259f37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style:text-position="0% 100%" style:font-name="PakType Naskh Basic" fo:font-size="13pt" fo:font-style="normal" fo:font-weight="normal" officeooo:rsid="002981d3" officeooo:paragraph-rsid="002981d3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position="0% 100%" style:font-name="PakType Naskh Basic" fo:font-size="10pt" fo:font-style="italic" fo:font-weight="normal" officeooo:rsid="000a37f2" officeooo:paragraph-rsid="000a37f2" style:font-size-asian="8.75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PakType Naskh Basic" fo:font-size="10pt" fo:font-style="normal" fo:font-weight="normal" officeooo:rsid="000c9c5c" officeooo:paragraph-rsid="000c9c5c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text-position="0% 100%" style:font-name="PakType Naskh Basic" fo:font-size="10.5pt" fo:font-style="normal" fo:font-weight="bold" officeooo:rsid="000d5773" officeooo:paragraph-rsid="0018e848" style:font-size-asian="9.14999961853027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2981d3"/>
    </style:style>
    <style:style style:name="P22" style:family="paragraph" style:parent-style-name="Standard">
      <style:paragraph-properties fo:text-align="justify" style:justify-single-word="false"/>
      <style:text-properties style:font-name="PakType Naskh Basic" fo:font-size="10pt" fo:font-style="normal" fo:font-weight="normal" officeooo:rsid="000c9c5c" officeooo:paragraph-rsid="000c9c5c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kType Naskh Basic" fo:font-size="12pt" officeooo:rsid="0029287c" officeooo:paragraph-rsid="0029287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PakType Naskh Basic" fo:font-size="12pt" officeooo:rsid="0029287c" officeooo:paragraph-rsid="0029287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PakType Naskh Basic" fo:font-size="12pt" officeooo:rsid="002981d3" officeooo:paragraph-rsid="002981d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PakType Naskh Basic" fo:font-size="12pt" officeooo:rsid="0015874e" officeooo:paragraph-rsid="0015874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PakType Naskh Basic" fo:font-size="12pt" officeooo:rsid="0015874e" officeooo:paragraph-rsid="0015874e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PakType Naskh Basic" fo:font-size="12pt" officeooo:rsid="000ad14f" officeooo:paragraph-rsid="0014b90a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PakType Naskh Basic" fo:font-size="12pt" officeooo:rsid="000ad14f" officeooo:paragraph-rsid="000ad14f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PakType Naskh Basic" fo:font-size="12pt" officeooo:rsid="000ad14f" officeooo:paragraph-rsid="0015874e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PakType Naskh Basic" fo:font-size="12pt" officeooo:rsid="000ad14f" officeooo:paragraph-rsid="0014b90a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PakType Naskh Basic" fo:font-size="12pt" officeooo:rsid="000ad14f" officeooo:paragraph-rsid="000ad14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PakType Naskh Basic" fo:font-size="12pt" officeooo:rsid="00276f2b" officeooo:paragraph-rsid="00276f2b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014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PakType Naskh Basic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PakType Naskh Basic"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style:text-position="0% 100%" style:font-name="PakType Naskh Basic" fo:font-size="13pt" fo:font-style="normal" fo:font-weight="normal" officeooo:rsid="0022334c" style:font-size-asian="11.3500003814697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position="0% 100%" style:font-name="PakType Naskh Basic" fo:font-size="13pt" fo:font-style="normal" fo:font-weight="normal" officeooo:rsid="00259f37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style:text-position="0% 100%" style:font-name="PakType Naskh Basic" fo:font-size="13pt" fo:font-style="normal" fo:font-weight="normal" officeooo:rsid="002981d3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style:text-position="0% 100%" style:font-name="PakType Naskh Basic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text-position="0% 100%" style:font-name="PakType Naskh Basic" fo:font-size="13pt" fo:font-style="normal" fo:font-weight="normal" officeooo:rsid="00276f2b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text-position="0% 100%" style:font-name="PakType Naskh Basic" fo:font-size="13pt" fo:font-style="normal" fo:font-weight="normal" officeooo:rsid="002981d3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text-position="0% 100%" officeooo:rsid="002981d3"/>
    </style:style>
    <style:style style:name="T13" style:family="text">
      <style:text-properties officeooo:rsid="0015874e"/>
    </style:style>
    <style:style style:name="T14" style:family="text">
      <style:text-properties officeooo:rsid="00240701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officeooo:rsid="002981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puter System Administration 2 – Python Weekly Report <text:span text:style-name="T16">5</text:span></text:p>
      <text:p text:style-name="P1">Date: Sunday <text:span text:style-name="T14">23</text:span><text:span text:style-name="T1">h <text:s/></text:span><text:span text:style-name="T12">March</text:span><text:span text:style-name="T2"> </text:span><text:span text:style-name="T3"><text:s/>2017</text:span></text:p>
      <text:p text:style-name="P18"/>
      <text:p text:style-name="P2">What I did:</text:p>
      <text:p text:style-name="P21"><text:span text:style-name="T10">I</text:span><text:span text:style-name="T11">n this week I further improved my echo server to be able to handle multiple client connections. It is using multi-threading which is </text:span><text:span text:style-name="T4">a technique by which a single set of code can be used by several processors at different stages of execution.</text:span><text:span text:style-name="T11"> Multi-threading is achieved by using the python standard library, ‘thread’.</text:span></text:p>
      <text:p text:style-name="P11"/>
      <text:p text:style-name="P3"><text:bookmark-start text:name="__DdeLink__18_1534333671"/>Specification Table<text:bookmark-end text:name="__DdeLink__18_1534333671"/></text:p>
      <text:p text:style-name="P8"><text:bookmark-start text:name="__DdeLink__123_410323215"/>echo_client.p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Inputs</text:p>
          </table:table-cell>
          <table:table-cell table:style-name="Table1.A1" office:value-type="string">
            <text:p text:style-name="P14">Processing</text:p>
          </table:table-cell>
          <table:table-cell table:style-name="Table1.C1" office:value-type="string">
            <text:p text:style-name="P14">Outputs</text:p>
          </table:table-cell>
        </table:table-row>
        <table:table-row>
          <table:table-cell table:style-name="Table1.A2" office:value-type="string">
            <text:p text:style-name="P24">hostname</text:p>
            <text:p text:style-name="P24">port</text:p>
            <text:p text:style-name="P32">message</text:p>
          </table:table-cell>
          <table:table-cell table:style-name="Table1.A2" office:value-type="string">
            <text:p text:style-name="P23">If hostname or port number not provided on command line:</text:p>
            <text:p text:style-name="P23"><text:s text:c="7"/>Ask user to provide them</text:p>
            <text:p text:style-name="P23"><text:s text:c="7"/>If port number is not an integer:</text:p>
            <text:p text:style-name="P23"><text:s text:c="13"/>Ask user to provide hostname and port number again</text:p>
            <text:p text:style-name="P29">Input message</text:p>
            <text:p text:style-name="P29"><text:span text:style-name="T13">Encode</text:span> message</text:p>
            <text:p text:style-name="P29">Send encoded message to server</text:p>
            <text:p text:style-name="P30"><text:span text:style-name="T13">Decode reply</text:span> message <text:span text:style-name="T13">from server</text:span></text:p>
          </table:table-cell>
          <table:table-cell table:style-name="Table1.C2" office:value-type="string">
            <text:p text:style-name="P27">Print reply from the server</text:p>
          </table:table-cell>
        </table:table-row>
      </table:table>
      <text:p text:style-name="P9"><text:bookmark-end text:name="__DdeLink__123_410323215"/></text:p>
      <text:p text:style-name="P8">echo_server.p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Inputs</text:p>
          </table:table-cell>
          <table:table-cell table:style-name="Table2.A1" office:value-type="string">
            <text:p text:style-name="P15">Processing</text:p>
          </table:table-cell>
          <table:table-cell table:style-name="Table2.C1" office:value-type="string">
            <text:p text:style-name="P15">Outputs</text:p>
          </table:table-cell>
        </table:table-row>
        <table:table-row table:style-name="Table2.2">
          <table:table-cell table:style-name="Table2.A2" office:value-type="string">
            <text:p text:style-name="P33">hostname</text:p>
            <text:p text:style-name="P33">port</text:p>
            <text:p text:style-name="P31">message</text:p>
          </table:table-cell>
          <table:table-cell table:style-name="Table2.A2" office:value-type="string">
            <text:p text:style-name="P23">If hostname or port number not provided on command line:</text:p>
            <text:p text:style-name="P23"><text:s text:c="7"/>Ask user to provide them</text:p>
            <text:p text:style-name="P23"><text:s text:c="7"/>If port number is not an integer:</text:p>
            <text:p text:style-name="P23"><text:s text:c="13"/>Ask user to provide hostname and port number again</text:p>
            <text:p text:style-name="P23">Start server</text:p>
            <text:p text:style-name="P25">Receive Connection</text:p>
            <text:p text:style-name="P25"><text:s text:c="4"/>Start Thread</text:p>
            <text:p text:style-name="P26"><text:s text:c="8"/>Receive message</text:p>
            <text:p text:style-name="P28"><text:s text:c="8"/>Decode message</text:p>
            <text:p text:style-name="P28"><text:s text:c="8"/>Send <text:span text:style-name="T13">decoded</text:span> message to <text:span text:style-name="T13">client</text:span></text:p>
          </table:table-cell>
          <table:table-cell table:style-name="Table2.C2" office:value-type="string">
            <text:p text:style-name="P31"><text:span text:style-name="T13">Print</text:span> reply from the <text:span text:style-name="T13">client</text:span></text:p>
          </table:table-cell>
        </table:table-row>
      </table:table>
      <text:p text:style-name="P10"/>
      <text:p text:style-name="P6">Output</text:p>
      <text:p text:style-name="P5">(The .<text:span text:style-name="T13">py files</text:span> <text:span text:style-name="T13">and their output</text:span> will be uploaded separately)</text:p>
      <text:p text:style-name="P19"/>
      <text:p text:style-name="P6">What I learned</text:p>
      <text:p text:style-name="P16">Using exception handling to handle problems during program execution gracefully which may have stopped <text:s/>the program from running. </text:p>
      <text:p text:style-name="P22"/>
      <text:p text:style-name="P4"><text:bookmark-start text:name="__DdeLink__298_410323215"/><text:span text:style-name="T15">Problems I have encountered</text:span> <text:bookmark-end text:name="__DdeLink__298_410323215"/></text:p>
      <text:p text:style-name="P17">I did not have problems in this week’s exercise. <text:s/></text:p>
      <text:p text:style-name="P20"/>
      <text:p text:style-name="P7">What will be done next week</text:p>
      <text:p text:style-name="P12"><text:span text:style-name="T6">F</text:span><text:span text:style-name="T5">or next week I will </text:span><text:span text:style-name="T8">TLS support to my echo client &amp; server to improve the security of the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akType Naskh Basic" svg:font-family="'PakType Naskh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5:55:00.320350854</meta:creation-date>
    <dc:date>2017-03-13T00:47:59.072880072</dc:date>
    <meta:editing-duration>PT1H30M6S</meta:editing-duration>
    <meta:editing-cycles>7</meta:editing-cycles>
    <meta:generator>LibreOffice/5.1.6.2.0$Linux_X86_64 LibreOffice_project/10$Build-2</meta:generator>
    <meta:document-statistic meta:table-count="2" meta:image-count="0" meta:object-count="0" meta:page-count="1" meta:paragraph-count="47" meta:word-count="257" meta:character-count="1612" meta:non-whitespace-character-count="1312"/>
  </office:meta>
</office:document-meta>
</file>